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-color="#00000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10 Pitch'" style:font-pitch="fixed" fo:font-size="10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margin-left="0cm" fo:margin-right="0cm" fo:text-align="center" fo:text-indent="0cm"/>
      <style:text-properties fo:color="#ffffff" fo:font-family="'Courier 10 Pitch'" style:font-pitch="fixed" fo:font-size="10pt" style:font-size-asian="18pt" style:font-size-complex="18pt"/>
    </style:style>
    <style:style style:name="P5" style:family="paragraph">
      <style:paragraph-properties fo:text-align="center"/>
      <style:text-properties fo:font-family="'Courier 10 Pitch'" style:font-pitch="fixed" fo:font-size="10pt" style:font-size-asian="18pt" style:font-size-complex="18pt"/>
    </style:style>
    <style:style style:name="P6" style:family="paragraph">
      <style:paragraph-properties fo:text-align="center"/>
    </style:style>
    <style:style style:name="T1" style:family="text">
      <style:text-properties fo:font-family="'Courier 10 Pitch'" style:font-pitch="fixed" fo:font-size="10pt" style:font-size-asian="18pt" style:font-size-complex="18pt"/>
    </style:style>
    <style:style style:name="T2" style:family="text">
      <style:text-properties fo:color="#ffffff" fo:font-family="'Courier 10 Pitch'" style:font-pitch="fixed"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2" draw:layer="layout" svg:width="0.676cm" svg:height="0.696cm" svg:x="5.037cm" svg:y="2.27cm">
          <text:p text:style-name="P1"><text:span text:style-name="T1">A</text:span></text:p>
        </draw:ellipse>
        <draw:ellipse draw:style-name="gr1" draw:text-style-name="P2" draw:id="id3" draw:layer="layout" svg:width="0.676cm" svg:height="0.695cm" svg:x="6.421cm" svg:y="3.586cm">
          <text:p text:style-name="P1"><text:span text:style-name="T1">C</text:span></text:p>
        </draw:ellipse>
        <draw:ellipse draw:style-name="gr1" draw:text-style-name="P2" draw:id="id1" draw:layer="layout" svg:width="0.676cm" svg:height="0.695cm" svg:x="3.55cm" svg:y="3.587cm">
          <text:p text:style-name="P1"><text:span text:style-name="T1">B</text:span></text:p>
        </draw:ellipse>
        <draw:ellipse draw:style-name="gr1" draw:text-style-name="P2" draw:id="id6" draw:layer="layout" svg:width="0.676cm" svg:height="0.695cm" svg:x="5.252cm" svg:y="5.121cm">
          <text:p text:style-name="P1"><text:span text:style-name="T1">c</text:span></text:p>
        </draw:ellipse>
        <draw:ellipse draw:style-name="gr2" draw:text-style-name="P4" draw:id="id7" draw:layer="layout" svg:width="0.676cm" svg:height="0.695cm" svg:x="6.422cm" svg:y="5.121cm">
          <text:p text:style-name="P3"><text:span text:style-name="T2">D</text:span></text:p>
        </draw:ellipse>
        <draw:ellipse draw:style-name="gr1" draw:text-style-name="P2" draw:id="id8" draw:layer="layout" svg:width="0.675cm" svg:height="0.695cm" svg:x="7.699cm" svg:y="5.121cm">
          <text:p text:style-name="P1"><text:span text:style-name="T1">d</text:span></text:p>
        </draw:ellipse>
        <draw:ellipse draw:style-name="gr1" draw:text-style-name="P2" draw:id="id4" draw:layer="layout" svg:width="0.675cm" svg:height="0.695cm" svg:x="2.912cm" svg:y="5.121cm">
          <text:p text:style-name="P1"><text:span text:style-name="T1">a</text:span></text:p>
        </draw:ellipse>
        <draw:ellipse draw:style-name="gr1" draw:text-style-name="P2" draw:id="id5" draw:layer="layout" svg:width="0.676cm" svg:height="0.695cm" svg:x="4.188cm" svg:y="5.121cm">
          <text:p text:style-name="P1"><text:span text:style-name="T1">b</text:span></text:p>
        </draw:ellipse>
        <draw:ellipse draw:style-name="gr2" draw:text-style-name="P4" draw:id="id9" draw:layer="layout" svg:width="0.675cm" svg:height="0.696cm" svg:x="5.678cm" svg:y="6.654cm">
          <text:p text:style-name="P3"><text:span text:style-name="T2">e</text:span></text:p>
        </draw:ellipse>
        <draw:ellipse draw:style-name="gr1" draw:text-style-name="P2" draw:id="id10" draw:layer="layout" svg:width="0.675cm" svg:height="0.696cm" svg:x="7.167cm" svg:y="6.654cm">
          <text:p text:style-name="P1"><text:span text:style-name="T1">f</text:span></text:p>
        </draw:ellipse>
        <draw:connector draw:style-name="gr3" draw:text-style-name="P5" draw:layer="layout" draw:type="line" svg:x1="3.888cm" svg:y1="3.586cm" svg:x2="5.375cm" svg:y2="2.966cm" draw:start-shape="id1" draw:start-glue-point="0" draw:end-shape="id2" draw:end-glue-point="2">
          <text:p/>
        </draw:connector>
        <draw:connector draw:style-name="gr3" draw:text-style-name="P5" draw:layer="layout" draw:type="line" svg:x1="5.375cm" svg:y1="2.966cm" svg:x2="6.759cm" svg:y2="3.585cm" draw:start-shape="id2" draw:start-glue-point="2" draw:end-shape="id3" draw:end-glue-point="0">
          <text:p/>
        </draw:connector>
        <draw:connector draw:style-name="gr3" draw:text-style-name="P5" draw:layer="layout" draw:type="line" svg:x1="3.888cm" svg:y1="4.282cm" svg:x2="3.249cm" svg:y2="5.12cm" draw:start-shape="id1" draw:start-glue-point="2" draw:end-shape="id4" draw:end-glue-point="0">
          <text:p/>
        </draw:connector>
        <draw:connector draw:style-name="gr3" draw:text-style-name="P5" draw:layer="layout" draw:type="line" svg:x1="3.888cm" svg:y1="4.282cm" svg:x2="4.526cm" svg:y2="5.12cm" draw:start-shape="id1" draw:start-glue-point="2" draw:end-shape="id5" draw:end-glue-point="0">
          <text:p/>
        </draw:connector>
        <draw:connector draw:style-name="gr3" draw:text-style-name="P5" draw:layer="layout" draw:type="line" svg:x1="6.759cm" svg:y1="4.281cm" svg:x2="5.59cm" svg:y2="5.12cm" draw:start-shape="id3" draw:start-glue-point="2" draw:end-shape="id6" draw:end-glue-point="0">
          <text:p/>
        </draw:connector>
        <draw:connector draw:style-name="gr3" draw:text-style-name="P5" draw:layer="layout" draw:type="line" svg:x1="6.759cm" svg:y1="4.281cm" svg:x2="6.76cm" svg:y2="5.12cm" draw:start-shape="id3" draw:start-glue-point="2" draw:end-shape="id7" draw:end-glue-point="0">
          <text:p/>
        </draw:connector>
        <draw:connector draw:style-name="gr3" draw:text-style-name="P5" draw:layer="layout" draw:type="line" svg:x1="6.759cm" svg:y1="4.281cm" svg:x2="8.036cm" svg:y2="5.12cm" draw:start-shape="id3" draw:start-glue-point="2" draw:end-shape="id8" draw:end-glue-point="0">
          <text:p/>
        </draw:connector>
        <draw:connector draw:style-name="gr3" draw:text-style-name="P5" draw:layer="layout" draw:type="line" svg:x1="6.76cm" svg:y1="5.816cm" svg:x2="6.015cm" svg:y2="6.654cm" draw:start-shape="id7" draw:start-glue-point="2" draw:end-shape="id9" draw:end-glue-point="0">
          <text:p/>
        </draw:connector>
        <draw:connector draw:style-name="gr3" draw:text-style-name="P5" draw:layer="layout" draw:type="line" svg:x1="6.76cm" svg:y1="5.816cm" svg:x2="7.504cm" svg:y2="6.654cm" draw:start-shape="id7" draw:start-glue-point="2" draw:end-shape="id10" draw:end-glue-point="0">
          <text:p/>
        </draw:connector>
        <draw:ellipse draw:style-name="gr1" draw:text-style-name="P2" draw:id="id12" draw:layer="layout" svg:width="0.675cm" svg:height="0.696cm" svg:x="11.74cm" svg:y="2.271cm">
          <text:p text:style-name="P1"><text:span text:style-name="T1">A</text:span></text:p>
        </draw:ellipse>
        <draw:ellipse draw:style-name="gr1" draw:text-style-name="P2" draw:id="id13" draw:layer="layout" svg:width="0.675cm" svg:height="0.695cm" svg:x="13.23cm" svg:y="3.587cm">
          <text:p text:style-name="P1"><text:span text:style-name="T1">C</text:span></text:p>
        </draw:ellipse>
        <draw:ellipse draw:style-name="gr1" draw:text-style-name="P2" draw:id="id11" draw:layer="layout" svg:width="0.675cm" svg:height="0.696cm" svg:x="10.572cm" svg:y="3.588cm">
          <text:p text:style-name="P1"><text:span text:style-name="T1">B</text:span></text:p>
        </draw:ellipse>
        <draw:ellipse draw:style-name="gr1" draw:text-style-name="P2" draw:id="id16" draw:layer="layout" svg:width="0.675cm" svg:height="0.695cm" svg:x="12.274cm" svg:y="5.122cm">
          <text:p text:style-name="P1"><text:span text:style-name="T1">e</text:span></text:p>
        </draw:ellipse>
        <draw:ellipse draw:style-name="gr1" draw:text-style-name="P2" draw:id="id17" draw:layer="layout" svg:width="0.675cm" svg:height="0.695cm" svg:x="14.295cm" svg:y="5.122cm">
          <text:p text:style-name="P1"><text:span text:style-name="T1">d</text:span></text:p>
        </draw:ellipse>
        <draw:ellipse draw:style-name="gr1" draw:text-style-name="P2" draw:id="id14" draw:layer="layout" svg:width="0.676cm" svg:height="0.695cm" svg:x="9.933cm" svg:y="5.122cm">
          <text:p text:style-name="P1"><text:span text:style-name="T1">a</text:span></text:p>
        </draw:ellipse>
        <draw:ellipse draw:style-name="gr1" draw:text-style-name="P2" draw:id="id15" draw:layer="layout" svg:width="0.675cm" svg:height="0.695cm" svg:x="11.21cm" svg:y="5.122cm">
          <text:p text:style-name="P1"><text:span text:style-name="T1">b</text:span></text:p>
        </draw:ellipse>
        <draw:connector draw:style-name="gr3" draw:text-style-name="P5" draw:layer="layout" draw:type="line" svg:x1="10.909cm" svg:y1="3.588cm" svg:x2="12.077cm" svg:y2="2.967cm" draw:start-shape="id11" draw:start-glue-point="0" draw:end-shape="id12" draw:end-glue-point="2">
          <text:p/>
        </draw:connector>
        <draw:connector draw:style-name="gr3" draw:text-style-name="P5" draw:layer="layout" draw:type="line" svg:x1="12.077cm" svg:y1="2.967cm" svg:x2="13.567cm" svg:y2="3.586cm" draw:start-shape="id12" draw:start-glue-point="2" draw:end-shape="id13" draw:end-glue-point="0">
          <text:p/>
        </draw:connector>
        <draw:connector draw:style-name="gr3" draw:text-style-name="P5" draw:layer="layout" draw:type="line" svg:x1="10.909cm" svg:y1="4.284cm" svg:x2="10.271cm" svg:y2="5.121cm" draw:start-shape="id11" draw:start-glue-point="2" draw:end-shape="id14" draw:end-glue-point="0">
          <text:p/>
        </draw:connector>
        <draw:connector draw:style-name="gr3" draw:text-style-name="P5" draw:layer="layout" draw:type="line" svg:x1="10.909cm" svg:y1="4.284cm" svg:x2="11.547cm" svg:y2="5.121cm" draw:start-shape="id11" draw:start-glue-point="2" draw:end-shape="id15" draw:end-glue-point="0">
          <text:p/>
        </draw:connector>
        <draw:connector draw:style-name="gr3" draw:text-style-name="P5" draw:layer="layout" draw:type="line" svg:x1="13.567cm" svg:y1="4.282cm" svg:x2="12.611cm" svg:y2="5.121cm" draw:start-shape="id13" draw:start-glue-point="2" draw:end-shape="id16" draw:end-glue-point="0">
          <text:p/>
        </draw:connector>
        <draw:connector draw:style-name="gr3" draw:text-style-name="P5" draw:layer="layout" draw:type="line" svg:x1="13.567cm" svg:y1="4.282cm" svg:x2="14.632cm" svg:y2="5.121cm" draw:start-shape="id13" draw:start-glue-point="2" draw:end-shape="id17" draw:end-glue-point="0">
          <text:p/>
        </draw:connector>
        <draw:ellipse draw:style-name="gr1" draw:text-style-name="P2" draw:id="id18" draw:layer="layout" svg:width="0.676cm" svg:height="0.696cm" svg:x="13.286cm" svg:y="5.162cm">
          <text:p text:style-name="P1"><text:span text:style-name="T1">g</text:span></text:p>
        </draw:ellipse>
        <draw:connector draw:style-name="gr3" draw:text-style-name="P5" draw:layer="layout" draw:type="line" svg:x1="13.567cm" svg:y1="4.282cm" svg:x2="13.624cm" svg:y2="5.162cm" draw:start-shape="id13" draw:start-glue-point="2" draw:end-shape="id18" draw:end-glue-point="0">
          <text:p/>
        </draw:connector>
        <draw:custom-shape draw:style-name="gr4" draw:text-style-name="P6" draw:layer="layout" svg:width="2.027cm" svg:height="0.696cm" svg:x="7.845cm" svg:y="3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2.925cm" svg:height="0.504cm" svg:x="3.775cm" svg:y="1.5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825cm" svg:height="0.504cm" svg:x="11.158cm" svg:y="1.59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2cm" svg:height="0.494cm" svg:x="7.707cm" svg:y="2.016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Jim Nutaro</meta:initial-creator>
    <meta:creation-date>2007-10-08T17:25:33</meta:creation-date>
    <dc:creator>Jim Nutaro</dc:creator>
    <dc:date>2007-11-06T16:34:35</dc:date>
    <dc:language>en-US</dc:language>
    <meta:editing-cycles>17</meta:editing-cycles>
    <meta:editing-duration>PT1H31M44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i>c</math:mi>
        <math:mi>,</math:mi>
        <math:mi>D</math:mi>
        <math:mi>,</math:mi>
        <math:mi>d</math:mi>
        <math:mi>,</math:mi>
        <math:mi>e</math:mi>
        <math:mi>,</math:mi>
        <math:mi>f</math:mi>
      </math:mrow>
      <math:mo math:stretchy="false">}</math:mo>
    </math:mrow>
    <math:annotation math:encoding="StarMath 5.0">lbrace c,D,d,e,f rbrace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i>e</math:mi>
        <math:mi>,</math:mi>
        <math:mi>g</math:mi>
        <math:mi>,</math:mi>
        <math:mi>d</math:mi>
      </math:mrow>
      <math:mo math:stretchy="false">}</math:mo>
    </math:mrow>
    <math:annotation math:encoding="StarMath 5.0">lbrace e,g,d rbrace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